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80000006B2D4151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with alternate text &amp; caption</text:h>
      <text:p text:style-name="Text_20_body"/>
      <text:p text:style-name="Text_20_body"><draw:frame draw:style-name="fr1" draw:name="Frame1" text:anchor-type="paragraph" svg:width="2.796cm" draw:z-index="0"><draw:text-box fo:min-height="2.494cm"><text:p text:style-name="Illustration"><draw:frame draw:style-name="fr2" draw:name="graphics1" text:anchor-type="paragraph" svg:x="0.004cm" svg:y="0.002cm" svg:width="2.796cm" style:rel-width="100%" svg:height="2.494cm" style:rel-height="scale" draw:z-index="1"><draw:image xlink:href="Pictures/10000200000000780000006B2D41513E.gif" xlink:type="simple" xlink:show="embed" xlink:actuate="onLoad"/><svg:title>DAISY Logo</svg:title></draw:frame>Illustration <text:sequence text:ref-name="refIllustration0" text:name="Illustration" text:formula="ooow:Illustration+1" style:num-format="1">1</text:sequence>: This is the DAISY 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28:34</meta:creation-date>
    <dc:date>2009-06-23T19:31:50</dc:date>
    <dc:creator>Vincent Spiewak</dc:creator>
    <meta:editing-duration>PT00H00M56S</meta:editing-duration>
    <meta:editing-cycles>1</meta:editing-cycles>
    <meta:generator>OpenOffice.org/3.0$Unix OpenOffice.org_project/300m15$Build-9379</meta:generator>
    <meta:document-statistic meta:table-count="0" meta:image-count="1" meta:object-count="0" meta:page-count="1" meta:paragraph-count="2" meta:word-count="13" meta:character-count="73"/>
  </office:meta>
</office:document-meta>
</file>